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ninja_level6" table:style-name="ta1">
        <table:table-column table:style-name="co1" table:number-columns-repeated="100" table:default-cell-style-name="Default"/>
        <table:table-row table:style-name="ro1">
          <table:table-cell office:value-type="string" calcext:value-type="string">
            <text:p>File Version</text:p>
          </table:table-cell>
          <table:table-cell table:number-columns-repeated="9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9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table:number-columns-repeated="18"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M:8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table:number-columns-repeated="14" office:value-type="float" office:value="8" calcext:value-type="float">
            <text:p>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7"/>
          <table:table-cell office:value-type="string" calcext:value-type="string">
            <text:p>M:8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  <table:table-cell office:value-type="float" office:value="59" calcext:value-type="float">
            <text:p>59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number-columns-repeated="13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3"/>
          <table:table-cell office:value-type="string" calcext:value-type="string">
            <text:p>M: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M:8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3" office:value-type="float" office:value="8" calcext:value-type="float">
            <text:p>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9"/>
          <table:table-cell office:value-type="string" calcext:value-type="string">
            <text:p>M: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M:8</text:p>
          </table:table-cell>
          <table:table-cell/>
          <table:table-cell office:value-type="string" calcext:value-type="string">
            <text:p>M:8</text:p>
          </table:table-cell>
          <table:table-cell/>
          <table:table-cell office:value-type="string" calcext:value-type="string">
            <text:p>M: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6"/>
          <table:table-cell office:value-type="string" calcext:value-type="string">
            <text:p>M:8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string" calcext:value-type="string">
            <text:p>M: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number-columns-repeated="14" office:value-type="float" office:value="8" calcext:value-type="float">
            <text:p>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17"/>
          <table:table-cell table:number-columns-repeated="3" office:value-type="float" office:value="57" calcext:value-type="float">
            <text:p>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7"/>
          <table:table-cell table:number-columns-repeated="3" office:value-type="float" office:value="57" calcext:value-type="float">
            <text:p>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17" table:style-name="ce1" office:value-type="float" office:value="16" calcext:value-type="float">
            <text:p>16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3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72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09:50:53.8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1T10:12:20.613000000</dc:date>
    <meta:editing-duration>PT26M4S</meta:editing-duration>
    <meta:editing-cycles>4</meta:editing-cycles>
    <meta:generator>LibreOffice/5.1.3.2$Windows_x86 LibreOffice_project/644e4637d1d8544fd9f56425bd6cec110e49301b</meta:generator>
    <meta:document-statistic meta:table-count="1" meta:cell-count="535" meta:object-count="0"/>
  </office:meta>
</office:document-meta>
</file>